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draw:marker-start-width="0.245cm" draw:marker-end-width="0.245cm" draw:fill="solid" draw:fill-color="#ffffff"/>
    </style:style>
    <style:style style:name="gr2" style:family="graphic" style:parent-style-name="standard">
      <style:graphic-properties draw:stroke="solid" svg:stroke-width="0.03cm" svg:stroke-color="#ffffff" draw:marker-start-width="0.233cm" draw:marker-end-width="0.233cm" draw:fill="none" fo:padding-top="0.015cm" fo:padding-bottom="0.015cm" fo:padding-left="0.015cm" fo:padding-right="0.015cm"/>
    </style:style>
    <style:style style:name="gr3" style:family="graphic" style:parent-style-name="standard">
      <style:graphic-properties draw:stroke="solid" svg:stroke-width="0.03cm" svg:stroke-color="#000000" draw:marker-start-width="0.233cm" draw:marker-end-width="0.233cm" draw:fill="non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width="0.03cm" draw:marker-start-width="0.245cm" draw:marker-end-width="0.245cm" draw:fill="none" draw:textarea-horizontal-align="left" draw:textarea-vertical-align="top" draw:auto-grow-height="true" draw:auto-grow-width="true" fo:min-height="0.162cm" fo:min-width="0.235cm" fo:padding-top="0cm" fo:padding-bottom="0cm" fo:padding-left="0cm" fo:padding-right="0cm"/>
    </style:style>
    <style:style style:name="gr5" style:family="graphic" style:parent-style-name="standard">
      <style:graphic-properties draw:stroke="none" svg:stroke-width="0.03cm" draw:marker-start-width="0.245cm" draw:marker-end-width="0.245cm" draw:fill="none" draw:textarea-horizontal-align="left" draw:textarea-vertical-align="top" draw:auto-grow-height="true" draw:auto-grow-width="true" fo:min-height="0.162cm" fo:min-width="0.144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3cm" draw:marker-start-width="0.245cm" draw:marker-end-width="0.245cm" draw:fill="none" draw:textarea-horizontal-align="left" draw:textarea-vertical-align="top" draw:auto-grow-height="true" draw:auto-grow-width="true" fo:min-height="0.162cm" fo:min-width="0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3cm" draw:marker-start-width="0.245cm" draw:marker-end-width="0.245cm" draw:fill="none" draw:textarea-horizontal-align="left" draw:textarea-vertical-align="top" draw:auto-grow-height="true" draw:auto-grow-width="true" fo:min-height="0.162cm" fo:min-width="0.09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3cm" draw:marker-start-width="0.245cm" draw:marker-end-width="0.245cm" draw:fill="none" draw:textarea-horizontal-align="left" draw:textarea-vertical-align="top" draw:auto-grow-height="true" draw:auto-grow-width="true" fo:min-height="0.162cm" fo:min-width="0.18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Helvetica" fo:font-size="4.59999990463257pt" style:font-size-asian="4.59999990463257pt" style:font-family-complex="Helvetica" style:font-size-complex="4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layer="layout" svg:width="6.337cm" svg:height="6.142cm" svg:x="2.287cm" svg:y="2.232cm" svg:viewBox="0 0 6338 6143" draw:points="0,0 6338,0 6338,6143 0,6143">
          <text:p/>
        </draw:polygon>
        <draw:polygon draw:style-name="gr1" draw:layer="layout" svg:width="5.732cm" svg:height="5.731cm" svg:x="2.79cm" svg:y="2.357cm" svg:viewBox="0 0 5733 5732" draw:points="0,0 5733,0 5733,5732 0,5732">
          <text:p/>
        </draw:polygon>
        <draw:polyline draw:style-name="gr2" draw:layer="layout" svg:width="5.732cm" svg:height="5.731cm" svg:x="2.79cm" svg:y="2.357cm" svg:viewBox="0 0 5733 5732" draw:points="0,5732 0,0 5733,0 5733,5732 0,5732">
          <text:p/>
        </draw:polyline>
        <draw:path draw:style-name="gr3" draw:layer="layout" svg:width="5.732cm" svg:height="5.731cm" svg:x="2.79cm" svg:y="2.357cm" svg:viewBox="0 0 5733 5732" svg:d="m0 5732h5733m-5733-5732h5733m0 5732v-5732m-5733 5732v-5732m0 5732h5733m-5733 0v-5732m68 5732v-57m0-5675v57">
          <text:p/>
        </draw:path>
        <draw:path draw:style-name="gr3" draw:layer="layout" svg:width="0cm" svg:height="5.731cm" svg:x="3.418cm" svg:y="2.357cm" svg:viewBox="0 0 0 5732" svg:d="m0 5732v-57m0-5675v57">
          <text:p/>
        </draw:path>
        <draw:frame draw:style-name="gr4" draw:text-style-name="P1" draw:layer="layout" svg:width="0.324cm" svg:height="0.179cm" svg:x="2.628cm" svg:y="8.12cm">
          <draw:text-box>
            <text:p text:style-name="P1"><text:span text:style-name="T1">-250</text:span></text:p>
          </draw:text-box>
        </draw:frame>
        <draw:path draw:style-name="gr3" draw:layer="layout" svg:width="0cm" svg:height="5.731cm" svg:x="3.977cm" svg:y="2.357cm" svg:viewBox="0 0 0 5732" svg:d="m0 5732v-57m0-5675v57">
          <text:p/>
        </draw:path>
        <draw:frame draw:style-name="gr4" draw:text-style-name="P1" draw:layer="layout" svg:width="0.324cm" svg:height="0.179cm" svg:x="3.188cm" svg:y="8.12cm">
          <draw:text-box>
            <text:p text:style-name="P1"><text:span text:style-name="T1">-200</text:span></text:p>
          </draw:text-box>
        </draw:frame>
        <draw:path draw:style-name="gr3" draw:layer="layout" svg:width="0cm" svg:height="5.731cm" svg:x="4.538cm" svg:y="2.357cm" svg:viewBox="0 0 0 5732" svg:d="m0 5732v-57m0-5675v57">
          <text:p/>
        </draw:path>
        <draw:frame draw:style-name="gr4" draw:text-style-name="P1" draw:layer="layout" svg:width="0.324cm" svg:height="0.179cm" svg:x="3.747cm" svg:y="8.12cm">
          <draw:text-box>
            <text:p text:style-name="P1"><text:span text:style-name="T1">-150</text:span></text:p>
          </draw:text-box>
        </draw:frame>
        <draw:path draw:style-name="gr3" draw:layer="layout" svg:width="0cm" svg:height="5.731cm" svg:x="5.097cm" svg:y="2.357cm" svg:viewBox="0 0 0 5732" svg:d="m0 5732v-57m0-5675v57">
          <text:p/>
        </draw:path>
        <draw:frame draw:style-name="gr4" draw:text-style-name="P1" draw:layer="layout" svg:width="0.324cm" svg:height="0.179cm" svg:x="4.307cm" svg:y="8.12cm">
          <draw:text-box>
            <text:p text:style-name="P1"><text:span text:style-name="T1">-100</text:span></text:p>
          </draw:text-box>
        </draw:frame>
        <draw:path draw:style-name="gr3" draw:layer="layout" svg:width="0cm" svg:height="5.731cm" svg:x="5.657cm" svg:y="2.357cm" svg:viewBox="0 0 0 5732" svg:d="m0 5732v-57m0-5675v57">
          <text:p/>
        </draw:path>
        <draw:frame draw:style-name="gr5" draw:text-style-name="P1" draw:layer="layout" svg:width="0.235cm" svg:height="0.179cm" svg:x="4.912cm" svg:y="8.12cm">
          <draw:text-box>
            <text:p text:style-name="P1"><text:span text:style-name="T1">-50</text:span></text:p>
          </draw:text-box>
        </draw:frame>
        <draw:path draw:style-name="gr3" draw:layer="layout" svg:width="0cm" svg:height="5.731cm" svg:x="6.217cm" svg:y="2.357cm" svg:viewBox="0 0 0 5732" svg:d="m0 5732v-57m0-5675v57">
          <text:p/>
        </draw:path>
        <draw:frame draw:style-name="gr6" draw:text-style-name="P1" draw:layer="layout" svg:width="0.091cm" svg:height="0.179cm" svg:x="5.612cm" svg:y="8.12cm">
          <draw:text-box>
            <text:p text:style-name="P1"><text:span text:style-name="T1">0</text:span></text:p>
          </draw:text-box>
        </draw:frame>
        <draw:path draw:style-name="gr3" draw:layer="layout" svg:width="0cm" svg:height="5.731cm" svg:x="6.776cm" svg:y="2.357cm" svg:viewBox="0 0 0 5732" svg:d="m0 5732v-57m0-5675v57">
          <text:p/>
        </draw:path>
        <draw:frame draw:style-name="gr7" draw:text-style-name="P1" draw:layer="layout" svg:width="0.18cm" svg:height="0.179cm" svg:x="6.128cm" svg:y="8.12cm">
          <draw:text-box>
            <text:p text:style-name="P1"><text:span text:style-name="T1">50</text:span></text:p>
          </draw:text-box>
        </draw:frame>
        <draw:path draw:style-name="gr3" draw:layer="layout" svg:width="0cm" svg:height="5.731cm" svg:x="7.336cm" svg:y="2.357cm" svg:viewBox="0 0 0 5732" svg:d="m0 5732v-57m0-5675v57">
          <text:p/>
        </draw:path>
        <draw:frame draw:style-name="gr8" draw:text-style-name="P1" draw:layer="layout" svg:width="0.269cm" svg:height="0.179cm" svg:x="6.64cm" svg:y="8.12cm">
          <draw:text-box>
            <text:p text:style-name="P1"><text:span text:style-name="T1">100</text:span></text:p>
          </draw:text-box>
        </draw:frame>
        <draw:path draw:style-name="gr3" draw:layer="layout" svg:width="0cm" svg:height="5.731cm" svg:x="7.895cm" svg:y="2.357cm" svg:viewBox="0 0 0 5732" svg:d="m0 5732v-57m0-5675v57">
          <text:p/>
        </draw:path>
        <draw:frame draw:style-name="gr8" draw:text-style-name="P1" draw:layer="layout" svg:width="0.269cm" svg:height="0.179cm" svg:x="7.201cm" svg:y="8.12cm">
          <draw:text-box>
            <text:p text:style-name="P1"><text:span text:style-name="T1">150</text:span></text:p>
          </draw:text-box>
        </draw:frame>
        <draw:path draw:style-name="gr3" draw:layer="layout" svg:width="0cm" svg:height="5.731cm" svg:x="8.456cm" svg:y="2.357cm" svg:viewBox="0 0 0 5732" svg:d="m0 5732v-57m0-5675v57">
          <text:p/>
        </draw:path>
        <draw:frame draw:style-name="gr8" draw:text-style-name="P1" draw:layer="layout" svg:width="0.269cm" svg:height="0.179cm" svg:x="7.76cm" svg:y="8.12cm">
          <draw:text-box>
            <text:p text:style-name="P1"><text:span text:style-name="T1">200</text:span></text:p>
          </draw:text-box>
        </draw:frame>
        <draw:path draw:style-name="gr3" draw:layer="layout" svg:width="5.732cm" svg:height="0cm" svg:x="2.79cm" svg:y="8.021cm" svg:viewBox="0 0 5733 0" svg:d="m0 0h59m5674 0h-58">
          <text:p/>
        </draw:path>
        <draw:frame draw:style-name="gr8" draw:text-style-name="P1" draw:layer="layout" svg:width="0.269cm" svg:height="0.179cm" svg:x="8.32cm" svg:y="8.12cm">
          <draw:text-box>
            <text:p text:style-name="P1"><text:span text:style-name="T1">250</text:span></text:p>
          </draw:text-box>
        </draw:frame>
        <draw:path draw:style-name="gr3" draw:layer="layout" svg:width="5.732cm" svg:height="0cm" svg:x="2.79cm" svg:y="7.462cm" svg:viewBox="0 0 5733 0" svg:d="m0 0h59m5674 0h-58">
          <text:p/>
        </draw:path>
        <draw:frame draw:style-name="gr4" draw:text-style-name="P1" draw:layer="layout" svg:width="0.324cm" svg:height="0.179cm" svg:x="2.378cm" svg:y="7.914cm">
          <draw:text-box>
            <text:p text:style-name="P1"><text:span text:style-name="T1">-250</text:span></text:p>
          </draw:text-box>
        </draw:frame>
        <draw:path draw:style-name="gr3" draw:layer="layout" svg:width="5.732cm" svg:height="0cm" svg:x="2.79cm" svg:y="6.902cm" svg:viewBox="0 0 5733 0" svg:d="m0 0h59m5674 0h-58">
          <text:p/>
        </draw:path>
        <draw:frame draw:style-name="gr4" draw:text-style-name="P1" draw:layer="layout" svg:width="0.324cm" svg:height="0.179cm" svg:x="2.378cm" svg:y="7.355cm">
          <draw:text-box>
            <text:p text:style-name="P1"><text:span text:style-name="T1">-200</text:span></text:p>
          </draw:text-box>
        </draw:frame>
        <draw:path draw:style-name="gr3" draw:layer="layout" svg:width="5.732cm" svg:height="0cm" svg:x="2.79cm" svg:y="6.343cm" svg:viewBox="0 0 5733 0" svg:d="m0 0h59m5674 0h-58">
          <text:p/>
        </draw:path>
        <draw:frame draw:style-name="gr4" draw:text-style-name="P1" draw:layer="layout" svg:width="0.324cm" svg:height="0.179cm" svg:x="2.378cm" svg:y="6.795cm">
          <draw:text-box>
            <text:p text:style-name="P1"><text:span text:style-name="T1">-150</text:span></text:p>
          </draw:text-box>
        </draw:frame>
        <draw:path draw:style-name="gr3" draw:layer="layout" svg:width="5.732cm" svg:height="0cm" svg:x="2.79cm" svg:y="5.783cm" svg:viewBox="0 0 5733 0" svg:d="m0 0h59m5674 0h-58">
          <text:p/>
        </draw:path>
        <draw:frame draw:style-name="gr4" draw:text-style-name="P1" draw:layer="layout" svg:width="0.324cm" svg:height="0.179cm" svg:x="2.378cm" svg:y="6.236cm">
          <draw:text-box>
            <text:p text:style-name="P1"><text:span text:style-name="T1">-100</text:span></text:p>
          </draw:text-box>
        </draw:frame>
        <draw:path draw:style-name="gr3" draw:layer="layout" svg:width="5.732cm" svg:height="0cm" svg:x="2.79cm" svg:y="5.222cm" svg:viewBox="0 0 5733 0" svg:d="m0 0h59m5674 0h-58">
          <text:p/>
        </draw:path>
        <draw:frame draw:style-name="gr5" draw:text-style-name="P1" draw:layer="layout" svg:width="0.235cm" svg:height="0.179cm" svg:x="2.469cm" svg:y="5.675cm">
          <draw:text-box>
            <text:p text:style-name="P1"><text:span text:style-name="T1">-50</text:span></text:p>
          </draw:text-box>
        </draw:frame>
        <draw:path draw:style-name="gr3" draw:layer="layout" svg:width="5.732cm" svg:height="0cm" svg:x="2.79cm" svg:y="4.663cm" svg:viewBox="0 0 5733 0" svg:d="m0 0h59m5674 0h-58">
          <text:p/>
        </draw:path>
        <draw:frame draw:style-name="gr6" draw:text-style-name="P1" draw:layer="layout" svg:width="0.091cm" svg:height="0.179cm" svg:x="2.655cm" svg:y="5.115cm">
          <draw:text-box>
            <text:p text:style-name="P1"><text:span text:style-name="T1">0</text:span></text:p>
          </draw:text-box>
        </draw:frame>
        <draw:path draw:style-name="gr3" draw:layer="layout" svg:width="5.732cm" svg:height="0cm" svg:x="2.79cm" svg:y="4.103cm" svg:viewBox="0 0 5733 0" svg:d="m0 0h59m5674 0h-58">
          <text:p/>
        </draw:path>
        <draw:frame draw:style-name="gr7" draw:text-style-name="P1" draw:layer="layout" svg:width="0.18cm" svg:height="0.179cm" svg:x="2.564cm" svg:y="4.556cm">
          <draw:text-box>
            <text:p text:style-name="P1"><text:span text:style-name="T1">50</text:span></text:p>
          </draw:text-box>
        </draw:frame>
        <draw:path draw:style-name="gr3" draw:layer="layout" svg:width="5.732cm" svg:height="0cm" svg:x="2.79cm" svg:y="3.544cm" svg:viewBox="0 0 5733 0" svg:d="m0 0h59m5674 0h-58">
          <text:p/>
        </draw:path>
        <draw:frame draw:style-name="gr8" draw:text-style-name="P1" draw:layer="layout" svg:width="0.269cm" svg:height="0.179cm" svg:x="2.473cm" svg:y="3.996cm">
          <draw:text-box>
            <text:p text:style-name="P1"><text:span text:style-name="T1">100</text:span></text:p>
          </draw:text-box>
        </draw:frame>
        <draw:path draw:style-name="gr3" draw:layer="layout" svg:width="5.732cm" svg:height="0cm" svg:x="2.79cm" svg:y="2.984cm" svg:viewBox="0 0 5733 0" svg:d="m0 0h59m5674 0h-58">
          <text:p/>
        </draw:path>
        <draw:frame draw:style-name="gr8" draw:text-style-name="P1" draw:layer="layout" svg:width="0.269cm" svg:height="0.179cm" svg:x="2.473cm" svg:y="3.437cm">
          <draw:text-box>
            <text:p text:style-name="P1"><text:span text:style-name="T1">150</text:span></text:p>
          </draw:text-box>
        </draw:frame>
        <draw:path draw:style-name="gr3" draw:layer="layout" svg:width="5.732cm" svg:height="0cm" svg:x="2.79cm" svg:y="2.425cm" svg:viewBox="0 0 5733 0" svg:d="m0 0h59m5674 0h-58">
          <text:p/>
        </draw:path>
        <draw:frame draw:style-name="gr8" draw:text-style-name="P1" draw:layer="layout" svg:width="0.269cm" svg:height="0.179cm" svg:x="2.473cm" svg:y="2.877cm">
          <draw:text-box>
            <text:p text:style-name="P1"><text:span text:style-name="T1">200</text:span></text:p>
          </draw:text-box>
        </draw:frame>
        <draw:path draw:style-name="gr3" draw:layer="layout" svg:width="5.732cm" svg:height="5.731cm" svg:x="2.79cm" svg:y="2.357cm" svg:viewBox="0 0 5733 5732" svg:d="m0 0h5733m-5733 5732h5733m0 0v-5732m-5733 5732v-5732m2151 3583h1432v-1434h-1432m537 897h358v-360h-358m358 360 179 179m-179-269 179 90m-179-181h179m-179-89 179-90m-179 0 179-179m-537 179-179-179m268 179-89-179m179 179v-179m89 179 90-179m0 179 179-179m-537 539-179 179m179-269-179 90m179-181h-179m179-89-179-90m179 0-179-179m179 539-179 179m268-179-89 179m179-179v179m89-179 90 179m0-179 179 179m-716 0h716v-718h-716m716 718 358 358m-358-448 358 269m-358-358 358 179m-358-269 358 90m-358-181h358m-358-89 358-90m-358 0 358-179m-358 90 358-269m-358 179 358-358m-1074 358-358-358m447 358-268-358m358 358-179-358m268 358-89-358m179 358v-358m89 358 90-358m0 358 179-358m-90 358 269-358m-179 358 358-358m-1074 1076-358 358m358-448-358 269m358-358-358 179m358-269-358 90m358-181h-358m358-89-358-90m358 0-358-179m358 90-358-269m358 179-358-358m358 1076-358 358m447-358-268 358m358-358-179 358m268-358-89 358m179-358v358m89-358 90 358">
          <text:p/>
        </draw:path>
        <draw:path draw:style-name="gr3" draw:layer="layout" svg:width="2.864cm" svg:height="2.865cm" svg:x="4.224cm" svg:y="3.79cm" svg:viewBox="0 0 2865 2866" svg:d="m1612 1792 179 358m-90-358 269 358m-179-358 358 358m-1432 0h1432v-1434h-1432m1432 1434 716 716m-716-895 716 537m-716-716 716 358m-716-537 716 179m-716-360h716m-716-179 716-179m-716 0 716-358m-716 179 716-537m-716 358 716-716m-2148 716-717-716m896 716-538-716m717 716-358-716m537 716-179-716m358 716v-716m179 716 179-716m0 716 358-716m-179 716 537-716m-358 716 716-716m-2148 2150-717 716m717-895-717 537m717-716-717 358m717-537-717 179m717-360h-717m717-179-717-179m717 0-717-358m717 179-717-537m717 358-717-716m717 2150-717 716m896-716-538 716m717-716-358 716m537-716-179 716m358-716v716m179-716 179 716m0-716 358 716m-179-716 537 716m-358-716 716 716m-2865 0h2865v-2866h-2865">
          <text:p/>
        </draw:path>
        <draw:path draw:style-name="gr3" draw:layer="layout" svg:width="5.732cm" svg:height="5.731cm" svg:x="2.79cm" svg:y="2.357cm" svg:viewBox="0 0 5733 5732" svg:d="m4299 4299 1434 1433m-1434-1612 1434 1254m-1434-1433 1434 1074m-1434-1253 1434 895m-1434-1074 1434 716m-1434-895 1434 537m-1434-716 1434 358m-1434-537 1434 179m-1434-360h1434m-1434-179 1434-179m-1434 0 1434-358m-1434 179 1434-537m-1434 358 1434-716m-1434 537 1434-895m-1434 716 1434-1074m-1434 895 1434-1254m-1434 1075 1434-1433m-4299 1433-1434-1433m1613 1433-1253-1433m1432 1433-1074-1433m1254 1433-896-1433m1075 1433-717-1433m896 1433-538-1433m717 1433-358-1433m537 1433-179-1433m358 1433v-1433m179 1433 179-1433m0 1433 358-1433m-179 1433 537-1433m-358 1433 716-1433m-537 1433 896-1433m-717 1433 1075-1433m-896 1433 1254-1433m-1075 1433 1434-1433m-4299 4299-1434 1433m1434-1612-1434 1254m1434-1433-1434 1074m1434-1253-1434 895m1434-1074-1434 716m1434-895-1434 537m1434-716-1434 358m1434-537-1434 179m1434-360h-1434m1434-179-1434-179m1434 0-1434-358m1434 179-1434-537m1434 358-1434-716m1434 537-1434-895m1434 716-1434-1074m1434 895-1434-1254m1434 1075-1434-1433m1434 4299-1434 1433m1613-1433-1253 1433m1432-1433-1074 1433m1254-1433-896 1433m1075-1433-717 1433m896-1433-538 1433m717-1433-358 1433m537-1433-179 1433m358-1433v1433m179-1433 179 1433m0-1433 358 1433m-179-1433 537 1433m-358-1433 716 1433">
          <text:p/>
        </draw:path>
        <draw:path draw:style-name="gr3" draw:layer="layout" svg:width="1.97cm" svg:height="1.432cm" svg:x="6.552cm" svg:y="6.656cm" svg:viewBox="0 0 1971 1433" svg:d="m0 0 896 1433m-717-1433 1075 1433m-896-1433 1254 1433m-1075-1433 1434 1433">
          <text:p/>
        </draw:path>
        <draw:frame draw:style-name="gr8" draw:text-style-name="P1" draw:layer="layout" svg:width="0.269cm" svg:height="0.179cm" svg:x="2.473cm" svg:y="2.318cm">
          <draw:text-box>
            <text:p text:style-name="P1"><text:span text:style-name="T1">25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16:48:44</meta:creation-date>
    <dc:date>2012-08-09T16:55:48</dc:date>
    <meta:editing-duration>PT6M29S</meta:editing-duration>
    <meta:editing-cycles>3</meta:editing-cycles>
    <meta:generator>LibreOffice/3.5$Linux_X86_64 LibreOffice_project/350m1$Build-3</meta:generator>
    <meta:document-statistic meta:object-count="51"/>
  </office:meta>
</office:document-meta>
</file>